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table>
                  <mtr>
                    <mtd>
                      <mrow>
                        <mstyle mathvariant="bold">
                          <mi>p</mi>
                        </mstyle>
                        <mrow>
                          <mspace width="2em"/>
                          <mo stretchy="false">=</mo>
                          <mspace width="2em"/>
                        </mrow>
                        <mi>m</mi>
                        <mspace width="0.5em"/>
                        <mstyle mathvariant="bold">
                          <mi>v</mi>
                        </mstyle>
                      </mrow>
                    </mtd>
                  </mtr>
                  <mtr>
                    <mtd>
                      <mrow>
                        <mstyle mathvariant="bold">
                          <mi>F</mi>
                        </mstyle>
                        <mrow>
                          <mspace width="2em"/>
                          <mo stretchy="false">=</mo>
                          <mspace width="2em"/>
                        </mrow>
                        <mi>m</mi>
                        <mspace width="0.5em"/>
                        <mstyle mathvariant="bold">
                          <mi>a</mi>
                        </mstyle>
                      </mrow>
                    </mtd>
                  </mtr>
                </mtable>
              </mrow>
              <mo fence="true" stretchy="true">}</mo>
            </mrow>
            <mspace width="2em"/>
            <mo stretchy="false">⇒</mo>
            <mspace width="2em"/>
            <mfrac>
              <mrow>
                <mtext>d</mtext>
                <mstyle mathvariant="bold">
                  <mi>p</mi>
                </mstyle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frac>
              <mtext>d</mtext>
              <mrow>
                <mtext>d</mtext>
                <mi>t</mi>
              </mrow>
            </mfrac>
            <mi>m</mi>
            <mspace width="0.5em"/>
            <mstyle mathvariant="bold">
              <mi>v</mi>
            </mstyle>
            <mrow>
              <mspace width="2em"/>
              <mo stretchy="false">=</mo>
              <mspace width="2em"/>
            </mrow>
            <mi>m</mi>
            <mspace width="0.5em"/>
            <mfrac>
              <mrow>
                <mtext>d</mtext>
                <mstyle mathvariant="bold">
                  <mi>v</mi>
                </mstyle>
              </mrow>
              <mrow>
                <mtext>d</mtext>
                <mi>t</mi>
              </mrow>
            </mfrac>
            <mrow>
              <mspace width="2em"/>
              <mo stretchy="false">=</mo>
              <mspace width="2em"/>
            </mrow>
            <mrow>
              <mi>m</mi>
              <mstyle mathvariant="bold">
                <mi>a</mi>
              </mstyle>
            </mrow>
            <mrow>
              <mspace width="2em"/>
              <mo stretchy="false">=</mo>
              <mspace width="2em"/>
            </mrow>
            <mstyle mathvariant="bold">
              <mi>F</mi>
            </mstyle>
          </mrow>
        </mtd>
      </mtr>
      <mtr>
        <mtd>
          <mrow>
            <mo stretchy="false">⇒</mo>
            <mstyle mathvariant="bold">
              <mi>F</mi>
            </mstyle>
            <mrow>
              <mspace width="2em"/>
              <mo stretchy="false">=</mo>
              <mspace width="2em"/>
            </mrow>
            <mfrac>
              <mrow>
                <mtext>d</mtext>
                <mstyle mathvariant="bold">
                  <mi>p</mi>
                </mstyle>
              </mrow>
              <mrow>
                <mtext>d</mtext>
                <mi>t</mi>
              </mrow>
            </mfrac>
          </mrow>
        </mtd>
      </mtr>
    </mtable>
    <annotation encoding="StarMath 5.0">left none 
 binom 
  {bold p ~=~ m ` bold v} 
  {bold F ~=~ m ` bold a} 
right rbrace 
~drarrow~ {"d" bold p} over {"d" t} 
~=~ "d" over { "d" t } m ` bold v
~=~ m ` {"d" bold v} over {"d" t} 
~=~ {m bold a} ~=~ bold F newline
drarrow bold F ~=~ {"d" bold p} over {"d"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4:09:10.580000000</meta:creation-date>
    <dc:date>2015-03-04T14:23:08.467000000</dc:date>
    <meta:editing-duration>PT13M57S</meta:editing-duration>
    <meta:editing-cycles>1</meta:editing-cycles>
    <meta:generator>LibreOffice/4.3.4.1$Windows_x86 LibreOffice_project/bc356b2f991740509f321d70e4512a6a54c5f243</meta:generator>
  </office:meta>
</office:document-meta>
</file>